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vermillion</text:p>
          </table:table-cell>
          <table:table-cell office:value-type="string" calcext:value-type="string">
            <text:p>orange </text:p>
          </table:table-cell>
          <table:table-cell office:value-type="string" calcext:value-type="string">
            <text:p>yellow</text:p>
          </table:table-cell>
          <table:table-cell table:style-name="ce1" office:value-type="string" calcext:value-type="string">
            <text:p>bluish green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dish pruple</text:p>
          </table:table-cell>
          <table:table-cell office:value-type="string" calcext:value-type="string">
            <text:p>vermillion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table:formula="of:=360+27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style-name="ce2" office:value-type="string" calcext:value-type="string">
            <text:p>vermilli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f2700</text:p>
          </table:table-cell>
          <table:table-cell table:formula="of:=MIN(ABS([.$C3]-[.E$2]);ABS(ABS([.$C3]-[.E$2])-360))" office:value-type="float" office:value="0" calcext:value-type="float">
            <text:p>0</text:p>
          </table:table-cell>
          <table:table-cell table:formula="of:=MIN(ABS([.$C3]-[.F$2]);ABS(ABS([.$C3]-[.F$2])-360))" office:value-type="float" office:value="14" calcext:value-type="float">
            <text:p>14</text:p>
          </table:table-cell>
          <table:table-cell table:formula="of:=MIN(ABS([.$C3]-[.G$2]);ABS(ABS([.$C3]-[.G$2])-360))" office:value-type="float" office:value="29" calcext:value-type="float">
            <text:p>29</text:p>
          </table:table-cell>
          <table:table-cell table:style-name="ce2" table:formula="of:=MIN(ABS([.$C3]-[.H$2]);ABS(ABS([.$C3]-[.H$2])-360))" office:value-type="float" office:value="137" calcext:value-type="float">
            <text:p>137</text:p>
          </table:table-cell>
          <table:table-cell table:formula="of:=MIN(ABS([.$C3]-[.I$2]);ABS(ABS([.$C3]-[.I$2])-360))" office:value-type="float" office:value="175" calcext:value-type="float">
            <text:p>175</text:p>
          </table:table-cell>
          <table:table-cell table:style-name="ce2" table:formula="of:=MIN(ABS([.$C3]-[.J$2]);ABS(ABS([.$C3]-[.J$2])-360))" office:value-type="float" office:value="147" calcext:value-type="float">
            <text:p>147</text:p>
          </table:table-cell>
          <table:table-cell table:formula="of:=MIN(ABS([.$C3]-[.K$2]);ABS(ABS([.$C3]-[.K$2])-360))" office:value-type="float" office:value="61" calcext:value-type="float">
            <text:p>61</text:p>
          </table:table-cell>
          <table:table-cell table:formula="of:=MIN(ABS([.$C3]-[.L$2]);ABS(ABS([.$C3]-[.L$2])-36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orange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ae00</text:p>
          </table:table-cell>
          <table:table-cell table:formula="of:=MIN(ABS([.$C4]-[.E$2]);ABS(ABS([.$C4]-[.E$2])-360))" office:value-type="float" office:value="14" calcext:value-type="float">
            <text:p>14</text:p>
          </table:table-cell>
          <table:table-cell table:formula="of:=MIN(ABS([.$C4]-[.F$2]);ABS(ABS([.$C4]-[.F$2])-360))" office:value-type="float" office:value="0" calcext:value-type="float">
            <text:p>0</text:p>
          </table:table-cell>
          <table:table-cell table:formula="of:=MIN(ABS([.$C4]-[.G$2]);ABS(ABS([.$C4]-[.G$2])-360))" office:value-type="float" office:value="15" calcext:value-type="float">
            <text:p>15</text:p>
          </table:table-cell>
          <table:table-cell table:formula="of:=MIN(ABS([.$C4]-[.H$2]);ABS(ABS([.$C4]-[.H$2])-360))" office:value-type="float" office:value="123" calcext:value-type="float">
            <text:p>123</text:p>
          </table:table-cell>
          <table:table-cell table:formula="of:=MIN(ABS([.$C4]-[.I$2]);ABS(ABS([.$C4]-[.I$2])-360))" office:value-type="float" office:value="161" calcext:value-type="float">
            <text:p>161</text:p>
          </table:table-cell>
          <table:table-cell table:formula="of:=MIN(ABS([.$C4]-[.J$2]);ABS(ABS([.$C4]-[.J$2])-360))" office:value-type="float" office:value="161" calcext:value-type="float">
            <text:p>161</text:p>
          </table:table-cell>
          <table:table-cell table:formula="of:=MIN(ABS([.$C4]-[.K$2]);ABS(ABS([.$C4]-[.K$2])-360))" office:value-type="float" office:value="75" calcext:value-type="float">
            <text:p>75</text:p>
          </table:table-cell>
          <table:table-cell table:formula="of:=MIN(ABS([.$C4]-[.L$2]);ABS(ABS([.$C4]-[.L$2])-360))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yello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fee00</text:p>
          </table:table-cell>
          <table:table-cell table:formula="of:=MIN(ABS([.$C5]-[.E$2]);ABS(ABS([.$C5]-[.E$2])-360))" office:value-type="float" office:value="29" calcext:value-type="float">
            <text:p>29</text:p>
          </table:table-cell>
          <table:table-cell table:formula="of:=MIN(ABS([.$C5]-[.F$2]);ABS(ABS([.$C5]-[.F$2])-360))" office:value-type="float" office:value="15" calcext:value-type="float">
            <text:p>15</text:p>
          </table:table-cell>
          <table:table-cell table:formula="of:=MIN(ABS([.$C5]-[.G$2]);ABS(ABS([.$C5]-[.G$2])-360))" office:value-type="float" office:value="0" calcext:value-type="float">
            <text:p>0</text:p>
          </table:table-cell>
          <table:table-cell table:formula="of:=MIN(ABS([.$C5]-[.H$2]);ABS(ABS([.$C5]-[.H$2])-360))" office:value-type="float" office:value="108" calcext:value-type="float">
            <text:p>108</text:p>
          </table:table-cell>
          <table:table-cell table:formula="of:=MIN(ABS([.$C5]-[.I$2]);ABS(ABS([.$C5]-[.I$2])-360))" office:value-type="float" office:value="146" calcext:value-type="float">
            <text:p>146</text:p>
          </table:table-cell>
          <table:table-cell table:formula="of:=MIN(ABS([.$C5]-[.J$2]);ABS(ABS([.$C5]-[.J$2])-360))" office:value-type="float" office:value="176" calcext:value-type="float">
            <text:p>176</text:p>
          </table:table-cell>
          <table:table-cell table:formula="of:=MIN(ABS([.$C5]-[.K$2]);ABS(ABS([.$C5]-[.K$2])-360))" office:value-type="float" office:value="90" calcext:value-type="float">
            <text:p>90</text:p>
          </table:table-cell>
          <table:table-cell table:formula="of:=MIN(ABS([.$C5]-[.L$2]);ABS(ABS([.$C5]-[.L$2])-36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style-name="ce2" office:value-type="string" calcext:value-type="string">
            <text:p>bluish gre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0ffbb</text:p>
          </table:table-cell>
          <table:table-cell table:style-name="ce2" table:formula="of:=MIN(ABS([.$C6]-[.E$2]);ABS(ABS([.$C6]-[.E$2])-360))" office:value-type="float" office:value="137" calcext:value-type="float">
            <text:p>137</text:p>
          </table:table-cell>
          <table:table-cell table:formula="of:=MIN(ABS([.$C6]-[.F$2]);ABS(ABS([.$C6]-[.F$2])-360))" office:value-type="float" office:value="123" calcext:value-type="float">
            <text:p>123</text:p>
          </table:table-cell>
          <table:table-cell table:formula="of:=MIN(ABS([.$C6]-[.G$2]);ABS(ABS([.$C6]-[.G$2])-360))" office:value-type="float" office:value="108" calcext:value-type="float">
            <text:p>108</text:p>
          </table:table-cell>
          <table:table-cell table:formula="of:=MIN(ABS([.$C6]-[.H$2]);ABS(ABS([.$C6]-[.H$2])-360))" office:value-type="float" office:value="0" calcext:value-type="float">
            <text:p>0</text:p>
          </table:table-cell>
          <table:table-cell table:formula="of:=MIN(ABS([.$C6]-[.I$2]);ABS(ABS([.$C6]-[.I$2])-360))" office:value-type="float" office:value="38" calcext:value-type="float">
            <text:p>38</text:p>
          </table:table-cell>
          <table:table-cell table:style-name="ce2" table:formula="of:=MIN(ABS([.$C6]-[.J$2]);ABS(ABS([.$C6]-[.J$2])-360))" office:value-type="float" office:value="76" calcext:value-type="float">
            <text:p>76</text:p>
          </table:table-cell>
          <table:table-cell table:formula="of:=MIN(ABS([.$C6]-[.K$2]);ABS(ABS([.$C6]-[.K$2])-360))" office:value-type="float" office:value="162" calcext:value-type="float">
            <text:p>162</text:p>
          </table:table-cell>
          <table:table-cell table:formula="of:=MIN(ABS([.$C6]-[.L$2]);ABS(ABS([.$C6]-[.L$2])-360)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office:value-type="string" calcext:value-type="string">
            <text:p>sky blu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0a1ff</text:p>
          </table:table-cell>
          <table:table-cell table:formula="of:=MIN(ABS([.$C7]-[.E$2]);ABS(ABS([.$C7]-[.E$2])-360))" office:value-type="float" office:value="175" calcext:value-type="float">
            <text:p>175</text:p>
          </table:table-cell>
          <table:table-cell table:formula="of:=MIN(ABS([.$C7]-[.F$2]);ABS(ABS([.$C7]-[.F$2])-360))" office:value-type="float" office:value="161" calcext:value-type="float">
            <text:p>161</text:p>
          </table:table-cell>
          <table:table-cell table:formula="of:=MIN(ABS([.$C7]-[.G$2]);ABS(ABS([.$C7]-[.G$2])-360))" office:value-type="float" office:value="146" calcext:value-type="float">
            <text:p>146</text:p>
          </table:table-cell>
          <table:table-cell table:formula="of:=MIN(ABS([.$C7]-[.H$2]);ABS(ABS([.$C7]-[.H$2])-360))" office:value-type="float" office:value="38" calcext:value-type="float">
            <text:p>38</text:p>
          </table:table-cell>
          <table:table-cell table:formula="of:=MIN(ABS([.$C7]-[.I$2]);ABS(ABS([.$C7]-[.I$2])-360))" office:value-type="float" office:value="0" calcext:value-type="float">
            <text:p>0</text:p>
          </table:table-cell>
          <table:table-cell table:formula="of:=MIN(ABS([.$C7]-[.J$2]);ABS(ABS([.$C7]-[.J$2])-360))" office:value-type="float" office:value="38" calcext:value-type="float">
            <text:p>38</text:p>
          </table:table-cell>
          <table:table-cell table:formula="of:=MIN(ABS([.$C7]-[.K$2]);ABS(ABS([.$C7]-[.K$2])-360))" office:value-type="float" office:value="124" calcext:value-type="float">
            <text:p>124</text:p>
          </table:table-cell>
          <table:table-cell table:formula="of:=MIN(ABS([.$C7]-[.L$2]);ABS(ABS([.$C7]-[.L$2])-360)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style-name="ce2" office:value-type="string" calcext:value-type="string">
            <text:p>blu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000ff</text:p>
          </table:table-cell>
          <table:table-cell table:style-name="ce2" table:formula="of:=MIN(ABS([.$C8]-[.E$2]);ABS(ABS([.$C8]-[.E$2])-360))" office:value-type="float" office:value="147" calcext:value-type="float">
            <text:p>147</text:p>
          </table:table-cell>
          <table:table-cell table:formula="of:=MIN(ABS([.$C8]-[.F$2]);ABS(ABS([.$C8]-[.F$2])-360))" office:value-type="float" office:value="161" calcext:value-type="float">
            <text:p>161</text:p>
          </table:table-cell>
          <table:table-cell table:formula="of:=MIN(ABS([.$C8]-[.G$2]);ABS(ABS([.$C8]-[.G$2])-360))" office:value-type="float" office:value="176" calcext:value-type="float">
            <text:p>176</text:p>
          </table:table-cell>
          <table:table-cell table:formula="of:=MIN(ABS([.$C8]-[.H$2]);ABS(ABS([.$C8]-[.H$2])-360))" office:value-type="float" office:value="76" calcext:value-type="float">
            <text:p>76</text:p>
          </table:table-cell>
          <table:table-cell table:formula="of:=MIN(ABS([.$C8]-[.I$2]);ABS(ABS([.$C8]-[.I$2])-360))" office:value-type="float" office:value="38" calcext:value-type="float">
            <text:p>38</text:p>
          </table:table-cell>
          <table:table-cell table:formula="of:=MIN(ABS([.$C8]-[.J$2]);ABS(ABS([.$C8]-[.J$2])-360))" office:value-type="float" office:value="0" calcext:value-type="float">
            <text:p>0</text:p>
          </table:table-cell>
          <table:table-cell table:formula="of:=MIN(ABS([.$C8]-[.K$2]);ABS(ABS([.$C8]-[.K$2])-360))" office:value-type="float" office:value="86" calcext:value-type="float">
            <text:p>86</text:p>
          </table:table-cell>
          <table:table-cell table:formula="of:=MIN(ABS([.$C8]-[.L$2]);ABS(ABS([.$C8]-[.L$2])-360)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reddish prupl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ff0090</text:p>
          </table:table-cell>
          <table:table-cell table:formula="of:=MIN(ABS([.$C9]-[.E$2]);ABS(ABS([.$C9]-[.E$2])-360))" office:value-type="float" office:value="61" calcext:value-type="float">
            <text:p>61</text:p>
          </table:table-cell>
          <table:table-cell table:formula="of:=MIN(ABS([.$C9]-[.F$2]);ABS(ABS([.$C9]-[.F$2])-360))" office:value-type="float" office:value="75" calcext:value-type="float">
            <text:p>75</text:p>
          </table:table-cell>
          <table:table-cell table:formula="of:=MIN(ABS([.$C9]-[.G$2]);ABS(ABS([.$C9]-[.G$2])-360))" office:value-type="float" office:value="90" calcext:value-type="float">
            <text:p>90</text:p>
          </table:table-cell>
          <table:table-cell table:formula="of:=MIN(ABS([.$C9]-[.H$2]);ABS(ABS([.$C9]-[.H$2])-360))" office:value-type="float" office:value="162" calcext:value-type="float">
            <text:p>162</text:p>
          </table:table-cell>
          <table:table-cell table:formula="of:=MIN(ABS([.$C9]-[.I$2]);ABS(ABS([.$C9]-[.I$2])-360))" office:value-type="float" office:value="124" calcext:value-type="float">
            <text:p>124</text:p>
          </table:table-cell>
          <table:table-cell table:formula="of:=MIN(ABS([.$C9]-[.J$2]);ABS(ABS([.$C9]-[.J$2])-360))" office:value-type="float" office:value="86" calcext:value-type="float">
            <text:p>86</text:p>
          </table:table-cell>
          <table:table-cell table:formula="of:=MIN(ABS([.$C9]-[.K$2]);ABS(ABS([.$C9]-[.K$2])-360))" office:value-type="float" office:value="0" calcext:value-type="float">
            <text:p>0</text:p>
          </table:table-cell>
          <table:table-cell table:formula="of:=MIN(ABS([.$C9]-[.L$2]);ABS(ABS([.$C9]-[.L$2])-360)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vermillion</text:p>
          </table:table-cell>
          <table:table-cell table:formula="of:=360+27" office:value-type="float" office:value="387" calcext:value-type="float">
            <text:p>387</text:p>
          </table:table-cell>
          <table:table-cell office:value-type="string" calcext:value-type="string">
            <text:p>ff2700</text:p>
          </table:table-cell>
          <table:table-cell table:formula="of:=MIN(ABS([.$C10]-[.E$2]);ABS(ABS([.$C10]-[.E$2])-360))" office:value-type="float" office:value="0" calcext:value-type="float">
            <text:p>0</text:p>
          </table:table-cell>
          <table:table-cell table:formula="of:=MIN(ABS([.$C10]-[.F$2]);ABS(ABS([.$C10]-[.F$2])-360))" office:value-type="float" office:value="14" calcext:value-type="float">
            <text:p>14</text:p>
          </table:table-cell>
          <table:table-cell table:formula="of:=MIN(ABS([.$C10]-[.G$2]);ABS(ABS([.$C10]-[.G$2])-360))" office:value-type="float" office:value="29" calcext:value-type="float">
            <text:p>29</text:p>
          </table:table-cell>
          <table:table-cell table:formula="of:=MIN(ABS([.$C10]-[.H$2]);ABS(ABS([.$C10]-[.H$2])-360))" office:value-type="float" office:value="137" calcext:value-type="float">
            <text:p>137</text:p>
          </table:table-cell>
          <table:table-cell table:formula="of:=MIN(ABS([.$C10]-[.I$2]);ABS(ABS([.$C10]-[.I$2])-360))" office:value-type="float" office:value="175" calcext:value-type="float">
            <text:p>175</text:p>
          </table:table-cell>
          <table:table-cell table:formula="of:=MIN(ABS([.$C10]-[.J$2]);ABS(ABS([.$C10]-[.J$2])-360))" office:value-type="float" office:value="147" calcext:value-type="float">
            <text:p>147</text:p>
          </table:table-cell>
          <table:table-cell table:formula="of:=MIN(ABS([.$C10]-[.K$2]);ABS(ABS([.$C10]-[.K$2])-360))" office:value-type="float" office:value="61" calcext:value-type="float">
            <text:p>61</text:p>
          </table:table-cell>
          <table:table-cell table:formula="of:=MIN(ABS([.$C10]-[.L$2]);ABS(ABS([.$C10]-[.L$2])-360)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abelle1.A1:Tabelle1.D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gbert </meta:initial-creator>
    <meta:creation-date>2014-07-07T20:13:09.271947127</meta:creation-date>
    <dc:date>2014-07-07T20:49:18.277566890</dc:date>
    <dc:creator>Sigbert </dc:creator>
    <meta:editing-duration>PT5M48S</meta:editing-duration>
    <meta:editing-cycles>1</meta:editing-cycles>
    <meta:document-statistic meta:table-count="1" meta:cell-count="111" meta:object-count="0"/>
    <meta:generator>LibreOffice/4.2.4.2$Linux_X86_64 LibreOffice_project/420m0$Build-2</meta:generator>
  </office:meta>
</office:document-meta>
</file>